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581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596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Affiliation">
      <style:text-properties officeooo:rsid="001462d1" officeooo:paragraph-rsid="001462d1"/>
    </style:style>
    <style:style style:name="P3" style:family="paragraph" style:parent-style-name="Heading_20_5">
      <style:text-properties style:font-name-asian="MS Mincho"/>
    </style:style>
    <style:style style:name="P4" style:family="paragraph" style:parent-style-name="Text_20_body">
      <style:text-properties officeooo:rsid="001796a9" officeooo:paragraph-rsid="001796a9"/>
    </style:style>
    <style:style style:name="P5" style:family="paragraph" style:parent-style-name="Text_20_body">
      <style:text-properties officeooo:rsid="0017a35b" officeooo:paragraph-rsid="0017a35b"/>
    </style:style>
    <style:style style:name="P6" style:family="paragraph" style:parent-style-name="Text_20_body" style:list-style-name="L1">
      <style:text-properties officeooo:rsid="0017a35b" officeooo:paragraph-rsid="0017a35b"/>
    </style:style>
    <style:style style:name="P7" style:family="paragraph" style:parent-style-name="Text_20_body" style:list-style-name="L1">
      <style:text-properties officeooo:paragraph-rsid="0017a35b"/>
    </style:style>
    <style:style style:name="P8" style:family="paragraph" style:parent-style-name="Text_20_body">
      <style:text-properties officeooo:rsid="001988b9" officeooo:paragraph-rsid="001988b9"/>
    </style:style>
    <style:style style:name="P9" style:family="paragraph" style:parent-style-name="Text_20_body">
      <style:text-properties officeooo:rsid="001b38d1" officeooo:paragraph-rsid="001b38d1"/>
    </style:style>
    <style:style style:name="P10" style:family="paragraph" style:parent-style-name="Text_20_body">
      <style:paragraph-properties fo:margin-left="0cm" fo:margin-right="0cm" fo:text-indent="0cm" style:auto-text-indent="false"/>
      <style:text-properties officeooo:paragraph-rsid="0017a35b"/>
    </style:style>
    <style:style style:name="P11" style:family="paragraph" style:parent-style-name="Heading_20_4">
      <style:text-properties fo:font-style="normal" style:font-style-asian="normal"/>
    </style:style>
    <style:style style:name="P12" style:family="paragraph" style:parent-style-name="Heading_20_1">
      <style:text-properties officeooo:rsid="0015f2aa" officeooo:paragraph-rsid="0015f2aa"/>
    </style:style>
    <style:style style:name="P13" style:family="paragraph" style:parent-style-name="Heading_20_1" style:list-style-name="WW8Num5">
      <style:text-properties officeooo:rsid="0015f2aa" officeooo:paragraph-rsid="0015f2aa"/>
    </style:style>
    <style:style style:name="P14" style:family="paragraph" style:parent-style-name="Heading_20_1">
      <style:text-properties officeooo:paragraph-rsid="0015f2aa"/>
    </style:style>
    <style:style style:name="P15" style:family="paragraph" style:parent-style-name="Heading_20_1">
      <style:text-properties officeooo:paragraph-rsid="0017a35b"/>
    </style:style>
    <style:style style:name="P16" style:family="paragraph" style:parent-style-name="references">
      <style:text-properties style:font-name-asian="MS Mincho"/>
    </style:style>
    <style:style style:name="P17" style:family="paragraph" style:parent-style-name="paper_20_title" style:master-page-name="Standard">
      <style:paragraph-properties style:page-number="auto"/>
      <style:text-properties officeooo:paragraph-rsid="001462d1"/>
    </style:style>
    <style:style style:name="P18" style:family="paragraph" style:parent-style-name="key_20_words">
      <style:text-properties style:font-name-asian="MS Mincho"/>
    </style:style>
    <style:style style:name="P19" style:family="paragraph" style:parent-style-name="Heading_20_2">
      <style:text-properties officeooo:rsid="0017a35b" officeooo:paragraph-rsid="0017a35b"/>
    </style:style>
    <style:style style:name="P20" style:family="paragraph" style:parent-style-name="Heading_20_2">
      <style:text-properties officeooo:rsid="001b38d1" officeooo:paragraph-rsid="001b38d1"/>
    </style:style>
    <style:style style:name="P21" style:family="paragraph" style:parent-style-name="Standard">
      <style:text-properties style:font-name-asian="MS Mincho"/>
    </style:style>
    <style:style style:name="P22" style:family="paragraph" style:parent-style-name="Standard">
      <style:paragraph-properties style:snap-to-layout-grid="false"/>
      <style:text-properties fo:font-size="8pt" style:font-size-asian="8pt" style:font-size-complex="8pt"/>
    </style:style>
    <style:style style:name="P23" style:family="paragraph" style:parent-style-name="Standard">
      <style:paragraph-properties fo:text-align="justify" style:justify-single-word="false"/>
    </style:style>
    <style:style style:name="T1" style:family="text">
      <style:text-properties style:font-name-asian="MS Mincho"/>
    </style:style>
    <style:style style:name="T2" style:family="text">
      <style:text-properties officeooo:rsid="001462d1" style:font-name-asian="MS Mincho"/>
    </style:style>
    <style:style style:name="T3" style:family="text">
      <style:text-properties fo:font-style="italic" style:font-style-asian="italic" style:font-style-complex="italic"/>
    </style:style>
    <style:style style:name="T4" style:family="text">
      <style:text-properties fo:font-style="italic" style:font-name-asian="MS Mincho" style:font-style-asian="italic"/>
    </style:style>
    <style:style style:name="T5" style:family="text">
      <style:text-properties fo:font-style="italic" style:font-name-asian="MS Mincho" style:font-style-asian="italic" style:font-style-complex="italic"/>
    </style:style>
    <style:style style:name="T6" style:family="text">
      <style:text-properties style:font-name-asian="Times New Roman"/>
    </style:style>
    <style:style style:name="T7" style:family="text">
      <style:text-properties style:font-name="Times New Roman" fo:font-style="italic" style:font-style-asian="italic" style:font-name-complex="Times New Roman"/>
    </style:style>
    <style:style style:name="T8" style:family="text">
      <style:text-properties style:font-name="Symbol" fo:font-style="italic" style:font-style-asian="italic" style:font-name-complex="Symbol" style:font-style-complex="italic"/>
    </style:style>
    <style:style style:name="T9" style:family="text">
      <style:text-properties style:text-position="sub 58%"/>
    </style:style>
    <style:style style:name="T10" style:family="text">
      <style:text-properties fo:font-style="normal" style:font-style-asian="normal"/>
    </style:style>
    <style:style style:name="T11" style:family="text">
      <style:text-properties style:text-position="super 58%"/>
    </style:style>
    <style:style style:name="T12" style:family="text">
      <style:text-properties fo:font-variant="normal" fo:text-transform="none" fo:font-style="italic" style:font-name-asian="MS Mincho" style:font-style-asian="italic" style:font-style-complex="italic"/>
    </style:style>
    <style:style style:name="T13" style:family="text">
      <style:text-properties officeooo:rsid="001462d1"/>
    </style:style>
    <style:style style:name="T14" style:family="text">
      <style:text-properties officeooo:rsid="0015f2aa"/>
    </style:style>
    <style:style style:name="T15" style:family="text">
      <style:text-properties officeooo:rsid="0017a35b"/>
    </style:style>
    <style:style style:name="T16" style:family="text">
      <style:text-properties officeooo:rsid="001988b9"/>
    </style:style>
    <style:style style:name="T17" style:family="text">
      <style:text-properties officeooo:rsid="001b38d1"/>
    </style:style>
    <style:style style:name="T18" style:family="text">
      <style:text-properties officeooo:rsid="001cbc22"/>
    </style:style>
    <style:style style:name="fr1" style:family="graphic" style:parent-style-name="Frame">
      <style:graphic-properties style:wrap="dynamic" style:number-wrapped-paragraphs="1" style:vertical-pos="from-top" style:vertical-rel="page"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7*"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style:style style:name="Sect4" style:family="section">
      <style:section-properties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0.158cm" svg:y="22.565cm" draw:z-index="1">
        <draw:text-box fo:min-height="0.058cm" fo:min-width="0cm">
          <text:p text:style-name="sponsors"/>
        </draw:text-box>
      </draw:frame>
      <text:p text:style-name="P17"><text:span text:style-name="T2">Smart Grid</text:span></text:p>
      <text:p text:style-name="P21"/>
      <text:section text:style-name="Sect1" text:name="Section1">
        <text:p text:style-name="Author"><text:span text:style-name="T2">Julien Popa-Liesz</text:span></text:p>
        <text:p text:style-name="P2">Dylan Rush</text:p>
        <text:p text:style-name="P1"/>
      </text:section>
      <text:section text:style-name="Sect4" text:name="Section2">
        <text:p text:style-name="P1"/>
        <text:p text:style-name="P21"/>
      </text:section>
      <text:section text:style-name="Sect2" text:name="Section3">
        <text:p text:style-name="Abstract"><text:span text:style-name="T5">Abstract</text:span><text:span text:style-name="T1">—</text:span>The Smart Grid, regarded as the next generation power grid, uses two-way flows of electricity and information to create a widely distributed automated energy delivery network. In this <text:span text:style-name="T13">paper</text:span> we <text:span text:style-name="T13">will</text:span> survey the literature for the Smart Grid. We explore <text:span text:style-name="T13">the benefits of</text:span> <text:span text:style-name="T13">the Smart infrastructure System in particular for information metering, monitoring and management, electricity generation, delivery and consumption. <text:s/>We will also explore the wireless communication technologies used to manage the Smart Grid infrastructure.</text:span></text:p>
        <text:p text:style-name="P18"/>
        <text:list xml:id="list3861690270899686344" text:style-name="WW8Num5">
          <text:list-item>
            <text:h text:style-name="Heading_20_1" text:outline-level="1"><text:span text:style-name="T6"><text:s/></text:span>Introduction</text:h>
          </text:list-item>
        </text:list>
        <text:p text:style-name="P4">The current infrastructure of the electrical grind currently is not scalable due to several reasons. The existing grid consists of three parts; The generation, transmission and distribution each of these are becoming inadequate with todays increasing demand. The smart grind provides a possible solution to the problems of the existing grid system. The smart infrastructure system consists of three parts. Advanced information, <text:s/>electricity generation and <text:s/>advanced communication technologies. <text:s/>The use of wireless communication technologies provides a solution for remote management of the system in both the monitoring and communication in a wireless smart grid network. Problems arise with interoperability of wireless communications, the dynamics of the communication subsystems <text:s/>and the problems with existing protocols.</text:p>
        <text:list xml:id="list200539909271647" text:continue-numbering="true" text:style-name="WW8Num5">
          <text:list-item>
            <text:h text:style-name="P15" text:outline-level="1"><text:span text:style-name="T15">Problems</text:span></text:h>
            <text:list>
              <text:list-item>
                <text:h text:style-name="P19" text:outline-level="2">Existing problems with current Electrical Grid</text:h>
              </text:list-item>
            </text:list>
          </text:list-item>
        </text:list>
        <text:p text:style-name="P5">The existing grid system is unreliable, inefficient, <text:s/>and is not scalable due to several characteristics of the system.</text:p>
        <text:list xml:id="list3041382121289455409" text:style-name="L1">
          <text:list-item>
            <text:p text:style-name="P7"><text:span text:style-name="T15">Electromechanical </text:span></text:p>
          </text:list-item>
          <text:list-item>
            <text:p text:style-name="P6">One-way communication</text:p>
          </text:list-item>
          <text:list-item>
            <text:p text:style-name="P6">Few sensors</text:p>
          </text:list-item>
          <text:list-item>
            <text:p text:style-name="P6">Centralized Generation</text:p>
          </text:list-item>
          <text:list-item>
            <text:p text:style-name="P6">Manual Monitoring</text:p>
          </text:list-item>
          <text:list-item>
            <text:p text:style-name="P6">Manual Restoring</text:p>
          </text:list-item>
          <text:list-item>
            <text:p text:style-name="P6">Susceptible to failures and blackouts</text:p>
          </text:list-item>
          <text:list-item>
            <text:p text:style-name="P6">Limited control</text:p>
          </text:list-item>
          <text:list-item>
            <text:p text:style-name="P6">Fewer customers </text:p>
          </text:list-item>
        </text:list>
        <text:p text:style-name="P5">The current grid system utilizes Electromechanical switching to tunnel information and is analogous to a circuit switching network in communication. This design doesn't allow for management of numerous asynchronous power distribution and monitoring <text:span text:style-name="T16">which </text:span>result<text:span text:style-name="T16">s</text:span> in a one-way communication model. Each one one-way communication path requires <text:span text:style-name="T16">a dedicated</text:span> centralized generation <text:span text:style-name="T16">station for transmissions of power. Due to these limitations, the system must be managed and restored manually. Manual management of an increasing <text:s/>large grid system limits control and is very sensitive to failures and blackouts. </text:span></text:p>
        <text:p text:style-name="P10"/>
        <text:list xml:id="list200541058997007" text:continue-list="list200539909271647" text:style-name="WW8Num5">
          <text:list-item>
            <text:h text:style-name="P14" text:outline-level="1"><text:span text:style-name="T14">Requirements for a solution</text:span></text:h>
            <text:list>
              <text:list-item>
                <text:h text:style-name="Heading_20_2" text:outline-level="2">S<text:span text:style-name="T16">mart Grid solution</text:span></text:h>
              </text:list-item>
            </text:list>
          </text:list-item>
        </text:list>
        <text:p text:style-name="P8">The goals of a the smart grid initiative is to provide a solution for the generation, transmission and distribution weaknesses in the currently used system. The smart grid alternative provides a digital distribution network with allows for a two-way communication model. This allows for distributed generation of power between many smart grid networks. The smart grid will support many sensors to be used for better management of the grid system. Thus the smart grid systems can be automated, self-healing and adaptive to failures and blackouts. Ultimately allowing the system to be pervasively controlled within <text:span text:style-name="T17">a </text:span>large scale <text:span text:style-name="T17">while maintaining fine control. Customers using the smart grid system can now have control of their own electrical grid as a subsystem in accordance to the large scale system. With the use of renewable energy generations such as, solar, wind and chemical the use of smart grid systems will be able to efficiently make use of excess energy generated by reuseable energy sources</text:span></text:p>
        <text:list xml:id="list200540258052917" text:continue-numbering="true" text:style-name="WW8Num5">
          <text:list-item>
            <text:list>
              <text:list-item>
                <text:h text:style-name="P20" text:outline-level="2">Wireless communication of the smart grid</text:h>
              </text:list-item>
            </text:list>
          </text:list-item>
        </text:list>
        <text:p text:style-name="P9">Wireless Sensor networks are low cost, provide feasible and cost effective sensing and communication platform for system monitoring. The use of micro grid communication creates <text:s/>mesh networks to communicate, transmit information or power other smart grids. This allows for a smartly distributed renewable generations at the user level to be able to be transmit excess energy to either the main grid or within its own network to users nearby. Wireless meshed networks allows for smart energy subsystems to efficiently generate, deliver and consume power. The smart information can be easily monitored with more accurate metering. The smart communication system is responsible for communication connectivity and transmission among other systems, devices and applications in the context of <text:s/>the smart grid.</text:p>
        <text:p text:style-name="Text_20_body"/>
        <text:list xml:id="list200540030696085" text:continue-numbering="true" text:style-name="WW8Num5">
          <text:list-item>
            <text:h text:style-name="P13" text:outline-level="1"><text:soft-page-break/>Design for Solution </text:h>
          </text:list-item>
        </text:list>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list xml:id="list200540587635613" text:continue-numbering="true" text:style-name="WW8Num5">
          <text:list-item>
            <text:list>
              <text:list-item>
                <text:h text:style-name="Heading_20_2"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200540965698516" text:continue-numbering="true" text:style-name="WW8Num5">
          <text:list-item>
            <text:list>
              <text:list-item>
                <text:h text:style-name="Heading_20_2" text:outline-level="2">Units</text:h>
              </text:list-item>
            </text:list>
          </text:list-item>
        </text:list>
        <text:list xml:id="list489091998061409656"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Spell units when they appear in text: “...a few henries,” not “...a few H.”</text:p>
          </text:list-item>
          <text:list-item>
            <text:p text:style-name="bullet_20_list">Use a zero before decimal points: “0.25,” not “.25.” Use “cm3,” not “cc.” (<text:span text:style-name="T3">bullet list</text:span>)</text:p>
          </text:list-item>
        </text:list>
        <text:list xml:id="list200539905310031" text:continue-list="list200540965698516" text:style-name="WW8Num5">
          <text:list-item>
            <text:list>
              <text:list-item>
                <text:h text:style-name="Heading_20_2"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span text:style-name="T1"><text:tab/></text:span><text:span text:style-name="T7">a</text:span><text:span text:style-name="T7">b</text:span><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text:p>
        <text:list xml:id="list200540614070046" text:continue-numbering="true" text:style-name="WW8Num5">
          <text:list-item>
            <text:list>
              <text:list-item>
                <text:h text:style-name="Heading_20_2" text:outline-level="2">Some Common Mistakes</text:h>
              </text:list-item>
            </text:list>
          </text:list-item>
        </text:list>
        <text:list xml:id="list200541493350580" text:continue-list="list489091998061409656" text:style-name="WW8Num3">
          <text:list-item>
            <text:p text:style-name="bullet_20_list">The word “data” is plural, not singular.</text:p>
          </text:list-item>
          <text:list-item>
            <text:p text:style-name="bullet_20_list">The subscript for the permeability of vacuum <text:span text:style-name="T8"></text:span><text:span text:style-name="T9">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list xml:id="list200539976782017" text:continue-list="list200540614070046" text:style-name="WW8Num5">
          <text:list-item>
            <text:h text:style-name="P12" text:outline-level="1">Critical Analysis</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200540230164263" text:continue-numbering="true" text:style-name="WW8Num5">
          <text:list-item>
            <text:list>
              <text:list-item>
                <text:h text:style-name="Heading_20_2" text:outline-level="2"><text:soft-page-break/>Authors and Affiliations</text:h>
              </text:list-item>
            </text:list>
          </text:list-item>
        </text:list>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list xml:id="list200540535351563" text:continue-numbering="true" text:style-name="WW8Num5">
          <text:list-item>
            <text:list>
              <text:list-item>
                <text:list>
                  <text:list-item>
                    <text:h text:style-name="Heading_20_3" text:outline-level="3">For author/s of only one affiliation (Heading 3):<text:span text:style-name="T10"> To change the default, adjust the template as follows.</text:span></text:h>
                    <text:list>
                      <text:list-item>
                        <text:h text:style-name="Heading_20_4" text:outline-level="4">Selection (Heading 4):<text:span text:style-name="T10"> Highlight all author and affiliation lines.</text:span></text:h>
                      </text:list-item>
                      <text:list-item>
                        <text:h text:style-name="Heading_20_4" text:outline-level="4">Change number of columns: <text:span text:style-name="T10">Select the Columns icon from the MS Word Standard toolbar and then select “1 Column” from the selection palette.</text:span></text:h>
                      </text:list-item>
                      <text:list-item>
                        <text:h text:style-name="Heading_20_4" text:outline-level="4">Deletion: <text:span text:style-name="T10">Delete the author and affiliation lines for the second affiliation.</text:span></text:h>
                      </text:list-item>
                    </text:list>
                  </text:list-item>
                  <text:list-item>
                    <text:h text:style-name="Heading_20_3" text:outline-level="3">For author/s of more than two affiliations: <text:span text:style-name="T10">To change the default, adjust the template as follows.</text:span></text:h>
                    <text:list>
                      <text:list-item>
                        <text:h text:style-name="Heading_20_4" text:outline-level="4">Selection: <text:span text:style-name="T10">Highlight all author and affiliation lines.</text:span></text:h>
                      </text:list-item>
                      <text:list-item>
                        <text:h text:style-name="Heading_20_4" text:outline-level="4">Change number of columns: <text:span text:style-name="T10">Select the “Columns” icon from the MS Word Standard toolbar and then select “1 Column” from the selection palette.</text:span></text:h>
                      </text:list-item>
                      <text:list-item>
                        <text:h text:style-name="P11" text:outline-level="4">Highlight author and affiliation lines of affiliation 1 and copy this selection.</text:h>
                      </text:list-item>
                      <text:list-item>
                        <text:h text:style-name="Heading_20_4" text:outline-level="4">Formatting: <text:span text:style-name="T10">Insert one hard return immediately after the last character of the last affiliation line. Then paste down the copy of affiliation 1. Repeat as necessary for each additional affiliation.</text:span></text:h>
                      </text:list-item>
                      <text:list-item>
                        <text:h text:style-name="Heading_20_4" text:outline-level="4">Reassign number of columns: <text:span text:style-name="T10">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list-item>
                    </text:list>
                  </text:list-item>
                </text:list>
              </text:list-item>
              <text:list-item>
                <text:h text:style-name="Heading_20_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200541054483975" text:continue-numbering="true" text:style-name="WW8Num5">
          <text:list-item>
            <text:list>
              <text:list-item>
                <text:h text:style-name="Heading_20_2" text:outline-level="2">Figures and Tables</text:h>
                <text:list>
                  <text:list-item>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item>
                </text:list>
              </text:list-item>
            </text:list>
          </text:list-item>
        </text:list>
        <text:list xml:id="list1378089513932232067" text:style-name="WW8Num8">
          <text:list-item>
            <text:p text:style-name="table_20_head">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1">a</text:span></text:p>
            </table:table-cell>
            <table:table-cell table:style-name="Table1.A1" office:value-type="string">
              <text:p text:style-name="P22"/>
            </table:table-cell>
            <table:table-cell table:style-name="Table1.B1" office:value-type="string">
              <text:p text:style-name="P22"/>
            </table:table-cell>
          </table:table-row>
        </table:table>
        <text:list xml:id="list6058050628299497592" text:style-name="WW8Num9">
          <text:list-item>
            <text:p text:style-name="table_20_footnote">Sample of a Table footnote. <text:span text:style-name="T3">(Table footnote)</text:span></text:p>
          </text:list-item>
          <text:list-item>
            <text:p text:style-name="table_20_footnote"/>
          </text:list-item>
        </text:list>
        <text:list xml:id="list3627655425284847140" text:style-name="WW8Num7">
          <text:list-item>
            <text:p text:style-name="figure_20_caption"><text:span text:style-name="T1">Example of a figure caption. </text:span><text:span text:style-name="T5">(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Heading_20_5"><text:span text:style-name="T1">Acknowledgment </text:span><text:span text:style-name="T5">(</text:span><text:span text:style-name="T12">Heading 5</text:span><text:span text:style-name="T5">)</text:span></text:p>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21"/>
        <text:p text:style-name="P3">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text:soft-page-break/>For papers published in translation journals, please give the English citation first, followed by the original foreign-language citation [6].</text:p>
        <text:p text:style-name="P21"/>
        <text:list xml:id="list500305807737438757" text:style-name="WW8Num6">
          <text:list-item>
            <text:p text:style-name="references"><draw:frame draw:style-name="fr2" draw:name="Frame2" text:anchor-type="char" svg:x="-9.511cm" svg:y="5.948cm" svg:width="8.915cm" svg:height="3.2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4">references</text:span><text:span text:style-name="T1">)</text:span></text:p>
          </text:list-item>
          <text:list-item>
            <text:p text:style-name="P16">J. Clerk Maxwell, A Treatise on Electricity and Magnetism, 3rd ed., vol. 2. Oxford: Clarendon, 1892, pp.68-73.</text:p>
          </text:list-item>
          <text:list-item>
            <text:p text:style-name="P16">I.S. Jacobs and C.P. Bean, “Fine particles, thin films and exchange anisotropy,” in Magnetism, vol. III, G.T. Rado and H. Suhl, Eds. New York: Academic, 1963, pp. 271-350.</text:p>
          </text:list-item>
          <text:list-item>
            <text:p text:style-name="P16">K. Elissa, “Title of paper if known,” unpublished.</text:p>
          </text:list-item>
          <text:list-item>
            <text:p text:style-name="P16">R. Nicole, “Title of paper with only first word capitalized,” J. Name Stand. Abbrev., in press.</text:p>
          </text:list-item>
          <text:list-item>
            <text:p text:style-name="P16">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3" text:name="Section4">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language="en" fo:country="CA" style:font-name-asian="MS Mincho" style:font-family-asian="'MS Mincho', 'ＭＳ 明朝'" style:font-family-generic-asian="modern" style:language-asian="en" style:country-asian="CA"/>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en" fo:country="CA" style:language-asian="en" style:country-asian="CA"/>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en" style:country-asian="CA"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CA"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CA"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en" style:country-asian="CA"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CA" style:font-name-asian="MS Mincho" style:font-family-asian="'MS Mincho', 'ＭＳ 明朝'" style:font-family-generic-asian="modern" style:language-asian="en" style:country-asian="CA"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09:40:00</meta:creation-date>
    <dc:date>2016-01-29T20:05:39.327450980</dc:date>
    <meta:editing-cycles>2</meta:editing-cycles>
    <meta:editing-duration>P15824DT17H31M44S</meta:editing-duration>
    <meta:document-statistic meta:table-count="1" meta:image-count="0" meta:object-count="0" meta:page-count="4" meta:paragraph-count="100" meta:word-count="2619" meta:character-count="16004" meta:non-whitespace-character-count="13556"/>
    <meta:generator>LibreOffice/4.2.8.2$Linux_X86_64 LibreOffice_project/420m0$Build-2</meta:generator>
  </office:meta>
</office:document-meta>
</file>